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D" style:family="table-column">
      <style:table-column-properties style:column-width="1.062cm" style:rel-column-width="4093*"/>
    </style:style>
    <style:style style:name="表1.E" style:family="table-column">
      <style:table-column-properties style:column-width="1.064cm" style:rel-column-width="4100*"/>
    </style:style>
    <style:style style:name="表1.H" style:family="table-column">
      <style:table-column-properties style:column-width="1.907cm" style:rel-column-width="7350*"/>
    </style:style>
    <style:style style:name="表1.I" style:family="table-column">
      <style:table-column-properties style:column-width="0.217cm" style:rel-column-width="836*"/>
    </style:style>
    <style:style style:name="表1.J" style:family="table-column">
      <style:table-column-properties style:column-width="1.577cm" style:rel-column-width="6078*"/>
    </style:style>
    <style:style style:name="表1.K" style:family="table-column">
      <style:table-column-properties style:column-width="0.205cm" style:rel-column-width="788*"/>
    </style:style>
    <style:style style:name="表1.L" style:family="table-column">
      <style:table-column-properties style:column-width="0.344cm" style:rel-column-width="1325*"/>
    </style:style>
    <style:style style:name="表1.O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J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Table_20_Contents">
      <style:text-properties officeooo:paragraph-rsid="001b8953"/>
    </style:style>
    <style:style style:name="P6" style:family="paragraph" style:parent-style-name="Table_20_Contents">
      <style:text-properties officeooo:paragraph-rsid="001d6df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officeooo:paragraph-rsid="00200a86"/>
    </style:style>
    <style:style style:name="P9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D"/>
        <table:table-column table:style-name="表1.E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D"/>
        <table:table-column table:style-name="表1.E"/>
        <table:table-column table:style-name="表1.O"/>
        <table:table-row>
          <table:table-cell table:style-name="表1.A1" table:number-rows-spanned="2" table:number-columns-spanned="5" office:value-type="string">
            <text:p text:style-name="P1">請　求　書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9" office:value-type="string">
            <text:p text:style-name="P2">　<text:text-input text:description="&lt;o.partner_id.name&gt;">o.partner_id.name</text:text-input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J4" table:number-columns-spanned="6" office:value-type="string">
            <text:p text:style-name="P4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6" office:value-type="string">
            <text:p text:style-name="P8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6" office:value-type="string">
            <text:p text:style-name="P8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TEL：<text:text-input text:description="&lt;o.partner_id.phone&gt;">o.partner_id.phone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FAX：<text:text-input text:description="&lt;o.partner_id.fax&gt;">o.partner_id.fax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5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5" office:value-type="string">
            <text:p text:style-name="P6">下記の通りご請求申し上げます。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>数量</text:p>
          </table:table-cell>
          <table:covered-table-cell/>
          <table:table-cell table:style-name="表1.A1" table:number-columns-spanned="3" office:value-type="string">
            <text:p text:style-name="P7">単価</text:p>
          </table:table-cell>
          <table:covered-table-cell/>
          <table:covered-table-cell/>
          <table:table-cell table:style-name="表1.A1" table:number-columns-spanned="2" office:value-type="string">
            <text:p text:style-name="P7">金額</text:p>
          </table:table-cell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for each=&quot;invoice_line_ids in one_order.invoice_line_ids&quot;&gt;">for each="invoice_line_ids in one_order.invoice_line_id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5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13" office:value-type="string">
            <text:p text:style-name="Table_20_Contents">合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J4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A1" table:number-columns-spanned="3" office:value-type="string">
            <text:p text:style-name="Standard"/>
          </table:table-cell>
          <table:covered-table-cell/>
          <table:covered-table-cell/>
          <table:table-cell table:style-name="表1.A1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16T17:02:50.357000000</dc:date>
    <meta:editing-duration>PT56M44S</meta:editing-duration>
    <meta:editing-cycles>4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0" meta:word-count="151" meta:character-count="721" meta:non-whitespace-character-count="700"/>
  </office:meta>
</office:document-meta>
</file>